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officeooo:rsid="0000117a" officeooo:paragraph-rsid="0000117a"/>
    </style:style>
    <style:style style:name="P2" style:family="paragraph" style:parent-style-name="Standard">
      <style:paragraph-properties fo:text-align="start" style:justify-single-word="false"/>
      <style:text-properties style:font-name="Times New Roman" officeooo:rsid="0002426f" officeooo:paragraph-rsid="0002426f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1pt" officeooo:rsid="0002426f" officeooo:paragraph-rsid="0002426f" style:font-size-asian="11pt" style:font-size-complex="11pt"/>
    </style:style>
    <style:style style:name="P4" style:family="paragraph" style:parent-style-name="Standard">
      <style:paragraph-properties fo:line-height="100%" fo:text-align="start" style:justify-single-word="false"/>
      <style:text-properties style:font-name="Times New Roman" fo:font-size="11pt" officeooo:rsid="0002426f" officeooo:paragraph-rsid="0002426f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1pt" officeooo:rsid="00047d66" officeooo:paragraph-rsid="00047d66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1pt" fo:font-weight="bold" officeooo:rsid="0002426f" officeooo:paragraph-rsid="0002426f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fo:font-weight="bold" officeooo:rsid="00065123" officeooo:paragraph-rsid="00065123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1pt" fo:font-weight="bold" officeooo:rsid="0008b73e" officeooo:paragraph-rsid="0008b73e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0117a" officeooo:paragraph-rsid="0000117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officeooo:paragraph-rsid="0002ef84"/>
    </style:style>
    <style:style style:name="P11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style:font-name="Times New Roman" fo:font-size="11pt" fo:font-weight="normal" officeooo:rsid="0017ece1" officeooo:paragraph-rsid="001943e9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" fo:font-size="11pt" fo:font-weight="normal" officeooo:rsid="0017ece1" officeooo:paragraph-rsid="001943e9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" fo:font-size="11pt" fo:font-weight="normal" officeooo:rsid="001943e9" officeooo:paragraph-rsid="001943e9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" fo:font-size="11pt" fo:font-weight="normal" officeooo:rsid="001943e9" officeooo:paragraph-rsid="001ef9c2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" fo:font-size="11pt" fo:font-weight="bold" officeooo:rsid="001943e9" officeooo:paragraph-rsid="001943e9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line-height="100%"/>
      <style:text-properties style:font-name="Times New Roman" fo:font-size="11pt" fo:font-weight="normal" officeooo:rsid="00168c06" officeooo:paragraph-rsid="00168c06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line-height="100%"/>
      <style:text-properties style:font-name="Times New Roman" fo:font-size="11pt" fo:font-weight="normal" officeooo:rsid="0016497a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line-height="100%"/>
      <style:text-properties style:font-name="Times New Roman" fo:font-size="11pt" fo:font-weight="bold" officeooo:rsid="0017ece1" officeooo:paragraph-rsid="0017ece1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1pt" officeooo:rsid="00047d66" officeooo:paragraph-rsid="0002426f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1pt" officeooo:paragraph-rsid="0002426f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1pt" fo:font-weight="normal" officeooo:rsid="0017ece1" officeooo:paragraph-rsid="00148708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rsid="00065123" officeooo:paragraph-rsid="0008b73e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Times New Roman" fo:font-size="11pt" fo:font-weight="normal" officeooo:rsid="0017ece1" officeooo:paragraph-rsid="0017ece1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25a228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25a228" officeooo:paragraph-rsid="0025a228"/>
    </style:style>
    <style:style style:name="P2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1943e9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c0d30" officeooo:paragraph-rsid="0025a228"/>
    </style:style>
    <style:style style:name="T1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="Times New Roman" fo:font-size="11pt" fo:font-weight="normal" officeooo:rsid="0017ece1" style:font-size-asian="11pt" style:font-weight-asian="normal" style:font-size-complex="11pt" style:font-weight-complex="normal"/>
    </style:style>
    <style:style style:name="T3" style:family="text">
      <style:text-properties style:font-name="Times New Roman" fo:font-size="11pt" fo:font-weight="normal" officeooo:rsid="0020a32a" style:font-size-asian="11pt" style:font-weight-asian="normal" style:font-size-complex="11pt" style:font-weight-complex="normal"/>
    </style:style>
    <style:style style:name="T4" style:family="text">
      <style:text-properties style:font-name="Times New Roman" fo:font-size="11pt" fo:font-weight="normal" officeooo:rsid="0025a228" style:font-size-asian="11pt" style:font-weight-asian="normal" style:font-size-complex="11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1ee373" style:font-size-asian="11pt" style:font-size-complex="11pt"/>
    </style:style>
    <style:style style:name="T8" style:family="text">
      <style:text-properties fo:font-size="11pt" officeooo:rsid="00047d66" style:font-size-asian="11pt" style:font-size-complex="11pt"/>
    </style:style>
    <style:style style:name="T9" style:family="text">
      <style:text-properties fo:font-size="11pt" officeooo:rsid="0019c901" style:font-size-asian="11pt" style:font-size-complex="11pt"/>
    </style:style>
    <style:style style:name="T10" style:family="text">
      <style:text-properties fo:font-size="11pt" officeooo:rsid="000a28e0" style:font-size-asian="11pt" style:font-size-complex="11pt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weight="bold" officeooo:rsid="001ee373" style:font-size-asian="11pt" style:font-weight-asian="bold" style:font-size-complex="11pt" style:font-weight-complex="bold"/>
    </style:style>
    <style:style style:name="T13" style:family="text">
      <style:text-properties officeooo:rsid="0017ece1"/>
    </style:style>
    <style:style style:name="T14" style:family="text">
      <style:text-properties officeooo:rsid="0020a4c0"/>
    </style:style>
    <style:style style:name="T15" style:family="text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7ece1" style:font-size-asian="11pt" style:font-style-asian="normal" style:font-weight-asian="normal" style:font-size-complex="11pt" style:font-weight-complex="normal" style:text-emphasize="none"/>
    </style:style>
    <style:style style:name="T16" style:family="text">
      <style:text-properties officeooo:rsid="0025a228"/>
    </style:style>
    <style:style style:name="T17" style:family="text">
      <style:text-properties style:font-name="Times New Roman" fo:font-size="11pt" fo:font-style="normal" fo:font-weight="normal" officeooo:rsid="001943e9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Times New Roman" fo:font-size="11pt" fo:font-style="normal" fo:font-weight="normal" officeooo:rsid="0025a228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Times New Roman" fo:font-size="11pt" fo:font-style="normal" style:font-size-asian="11pt" style:font-style-asian="normal" style:font-size-complex="11pt" style:font-style-complex="normal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iên bản họp <text:span text:style-name="T14">nhóm giải pháp - C</text:span>ộng đồng OpenCPS</text:p>
      <text:p text:style-name="P1"/>
      <text:p text:style-name="P2"><text:span text:style-name="T5">1. Thời gian</text:span>: <text:span text:style-name="T13">15</text:span>h<text:span text:style-name="T13">0</text:span>0 ngày <text:span text:style-name="T16">27</text:span> tháng <text:span text:style-name="T16">04</text:span> năm 2016</text:p>
      <text:p text:style-name="P2"/>
      <text:p text:style-name="P2"><text:span text:style-name="T5">2. Địa điểm</text:span>: <text:s/>T<text:span text:style-name="T6">òa nhà VAPA, số 4, ngõ 2, đường Tôn Thất Thuyết, Hà Nội.</text:span></text:p>
      <text:p text:style-name="P3"/>
      <text:p text:style-name="P2"><text:span text:style-name="T11">3. Thành phần tham gia</text:span><text:span text:style-name="T6">:</text:span></text:p>
      <text:p text:style-name="P3"/>
      <text:p text:style-name="P2"><text:span text:style-name="T12">Công ty cổ phần phát triển nguồn mở và dịch vụ FDS</text:span><text:span text:style-name="T7">:</text:span></text:p>
      <text:p text:style-name="P20"/>
      <text:p text:style-name="P10"><text:span text:style-name="T6">- </text:span><text:span text:style-name="T10">Ông: Vũ Minh Cương – Nhân viên giải pháp</text:span></text:p>
      <text:p text:style-name="P5"><text:s/></text:p>
      <text:p text:style-name="P2"><text:span text:style-name="T11">Công ty VidaGIS</text:span><text:span text:style-name="T6">:</text:span></text:p>
      <text:p text:style-name="P3"/>
      <text:p text:style-name="P2"><text:span text:style-name="T6">- </text:span><text:span text:style-name="T8">Ông: </text:span><text:span text:style-name="T9">Tạ Duy Mạnh</text:span></text:p>
      <text:p text:style-name="P19">- Ông: Nguyễn Hồng Phương</text:p>
      <text:p text:style-name="P6"/>
      <text:p text:style-name="P7">4. Nội dung cuộc họp</text:p>
      <text:p text:style-name="P7"/>
      <text:p text:style-name="P8">Mục đích cuộc họp:</text:p>
      <text:p text:style-name="P22"><text:span text:style-name="T2"/></text:p>
      <text:p text:style-name="P21">- Thống nhất nhân sự các công việc:</text:p>
      <text:p text:style-name="P24"><text:span text:style-name="T2">+ </text:span><text:span text:style-name="T4">Chuẩn bị dữ liệu test OpenCPS (Master Data)</text:span></text:p>
      <text:p text:style-name="P25"><text:span text:style-name="T1">+ Lịch họp buổi tiếp theo nhóm Giải Pháp – Cộng đồng OpenCPS</text:span></text:p>
      <text:p text:style-name="P23"/>
      <text:p text:style-name="P18">Nội dung cuộc họp:</text:p>
      <text:p text:style-name="P27"><text:span text:style-name="T2">- </text:span><text:span text:style-name="T3">Các thành viên thảo luận về </text:span><text:span text:style-name="T4">việc chuẩn bị dữ liệu test OpenCPS</text:span></text:p>
      <text:p text:style-name="P27"><text:span text:style-name="T4">- Thống nhất lịch họp tiếp theo của nhóm Giải Pháp – Cộng đồng OpenCPS</text:span><text:span text:style-name="T15">.</text:span></text:p>
      <text:p text:style-name="P11"/>
      <text:p text:style-name="P15">Kết luận:</text:p>
      <text:p text:style-name="P15"/>
      <text:p text:style-name="P26"><text:span text:style-name="T17">- </text:span><text:span text:style-name="T18">Công ty VidaGIS chuẩn bị dữ liệu </text:span><text:span text:style-name="Emphasis"><text:span text:style-name="T19">các dịch vụ công của </text:span></text:span><text:bookmark text:name="ctl08_dtgVbtl_ctl10_lblName"/><text:span text:style-name="Emphasis"><text:span text:style-name="T19">Cục Điều tiết điện lực - Bộ Công Thương và </text:span></text:span><text:bookmark text:name="ctl08_dtgVbtl_ctl23_lblName"/><text:span text:style-name="Emphasis"><text:span text:style-name="T19">Cục Xúc tiến thương mại - Bộ Công Thương.</text:span></text:span></text:p>
      <text:p text:style-name="P13"/>
      <text:p text:style-name="P14">- <text:span text:style-name="T16">Hủy cuộc họp nhóm Giải pháp thứ 4 ngày 04 tháng 05 năm 2016. Nhóm Giải pháp tiếp tục họp vào thứ 4 hàng tuần bắt đầu từ thứ 4 ngày 11 tháng 05 năm 2016. </text:span></text:p>
      <text:p text:style-name="P12"/>
      <text:p text:style-name="P16"/>
      <text:p text:style-name="P17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535in" style:writing-mode="lr-tb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6:58:36.378770296</meta:creation-date>
    <dc:date>2016-04-27T16:47:34.056156615</dc:date>
    <meta:editing-duration>PT7H23M4S</meta:editing-duration>
    <meta:editing-cycles>25</meta:editing-cycles>
    <meta:generator>LibreOffice/5.0.6.1$Linux_X86_64 LibreOffice_project/00$Build-1</meta:generator>
    <meta:document-statistic meta:table-count="0" meta:image-count="0" meta:object-count="0" meta:page-count="2" meta:paragraph-count="21" meta:word-count="216" meta:character-count="974" meta:non-whitespace-character-count="772"/>
  </office:meta>
</office:document-meta>
</file>